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7cm" fo:min-width="7.7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7.755cm"/>
      <style:paragraph-properties style:writing-mode="lr-tb"/>
    </style:style>
    <style:style style:name="P1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857cm" svg:x="2.27cm" svg:y="8.302cm">
          <text:p text:style-name="P1">Matrix</text:p>
          <text:p text:style-name="P1">(API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3.175cm" svg:x="2.27cm" svg:y="14.335cm">
          <text:p text:style-name="P1">Allocator</text:p>
          <text:p text:style-name="P1">(should have derived classes for CPU &amp; GPU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3.175cm" svg:x="2.27cm" svg:y="11.16cm">
          <text:p text:style-name="P1">Context</text:p>
          <text:p text:style-name="P1">(devic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3.175cm" svg:x="10.525cm" svg:y="12.747cm">
          <text:p text:style-name="P1">Storage</text:p>
          <text:p text:style-name="P1">(data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857cm" svg:x="10.525cm" svg:y="9.89cm">
          <text:p text:style-name="P1">MatrixImpl</text:p>
          <text:p text:style-name="P1">matrix data, shape, dims, stride, how storage should be interpret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8:00:39.237891455</meta:creation-date>
    <dc:date>2023-10-27T11:54:21.735000496</dc:date>
    <meta:editing-duration>PT13H49M41S</meta:editing-duration>
    <meta:editing-cycles>2</meta:editing-cycles>
    <meta:generator>LibreOffice/7.3.7.2$Linux_X86_64 LibreOffice_project/30$Build-2</meta:generator>
    <meta:document-statistic meta:object-count="5"/>
  </office:meta>
</office:document-meta>
</file>